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PoolEntry.getNum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oolEntry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oolEntry.ConstantPoolEntry( int tagValue , int 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antPoolEntry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oolEntry.i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oolEntry.readEntry( DataInputStream cpStream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